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Calibri" fo:font-size="12pt" fo:background-color="#fffffe" style:font-size-asian="12pt" style:font-size-complex="12pt"/>
    </style:style>
    <style:style style:name="P2" style:family="paragraph" style:parent-style-name="Standard" style:master-page-name="">
      <loext:graphic-properties draw:fill="solid" draw:fill-color="#eeeeee" draw:opacity="100%"/>
      <style:paragraph-properties fo:margin-left="0in" fo:margin-right="0in" fo:line-height="115%" fo:text-indent="0.1in" style:auto-text-indent="false" style:page-number="auto" fo:background-color="#eeeeee"/>
      <style:text-properties fo:color="#000000" loext:opacity="100%" style:font-name="Calibri" fo:font-size="11pt" fo:font-weight="normal" officeooo:rsid="002778ff" officeooo:paragraph-rsid="002778ff" fo:background-color="transparent" style:font-size-asian="11pt" style:font-size-complex="11pt"/>
    </style:style>
    <style:style style:name="P3" style:family="paragraph" style:parent-style-name="Standard">
      <loext:graphic-properties draw:fill="solid" draw:fill-color="#eeeeee" draw:opacity="100%"/>
      <style:paragraph-properties fo:margin-left="0in" fo:margin-right="0in" fo:line-height="115%" fo:text-indent="0.1in" style:auto-text-indent="false" fo:background-color="#eeeeee"/>
      <style:text-properties fo:color="#000000" loext:opacity="100%" style:font-name="Calibri" fo:font-size="11pt" fo:font-weight="normal" fo:background-color="transparent" style:font-size-asian="11pt" style:font-size-complex="11pt"/>
    </style:style>
    <style:style style:name="P4" style:family="paragraph" style:parent-style-name="Standard">
      <loext:graphic-properties draw:fill="solid" draw:fill-color="#ffffff" draw:opacity="100%"/>
      <style:paragraph-properties fo:margin-left="0in" fo:margin-right="0in" fo:line-height="115%" fo:text-indent="0in" style:auto-text-indent="false" fo:background-color="#ffffff"/>
      <style:text-properties fo:color="#000000" loext:opacity="100%" style:font-name="Calibri" fo:font-size="11pt" fo:font-weight="normal" fo:background-color="transparent" style:font-size-asian="11pt" style:font-size-complex="11pt"/>
    </style:style>
    <style:style style:name="P5" style:family="paragraph" style:parent-style-name="Standard" style:master-page-name="">
      <loext:graphic-properties draw:fill="solid" draw:fill-color="#ffffff" draw:opacity="100%"/>
      <style:paragraph-properties fo:margin-left="0in" fo:margin-right="0in" fo:line-height="115%" fo:text-indent="0in" style:auto-text-indent="false" style:page-number="auto" fo:background-color="#ffffff"/>
      <style:text-properties fo:color="#000000" loext:opacity="100%" style:font-name="Calibri" fo:font-size="11pt" fo:font-weight="normal" officeooo:rsid="00294579" officeooo:paragraph-rsid="00294579" fo:background-color="transparent" style:font-size-asian="11pt" style:font-size-complex="11pt"/>
    </style:style>
    <style:style style:name="P6" style:family="paragraph" style:parent-style-name="Standard" style:master-page-name="">
      <loext:graphic-properties draw:fill="solid" draw:fill-color="#eeeeee" draw:opacity="100%"/>
      <style:paragraph-properties fo:margin-left="0in" fo:margin-right="0in" fo:line-height="115%" fo:text-indent="0.1in" style:auto-text-indent="false" style:page-number="auto" fo:background-color="#eeeeee"/>
      <style:text-properties fo:color="#000000" loext:opacity="100%" style:font-name="Calibri" fo:font-size="11pt" officeooo:rsid="0003541d" officeooo:paragraph-rsid="0003541d" fo:background-color="#eeeeee" style:font-size-asian="11pt" style:font-size-complex="11pt"/>
    </style:style>
    <style:style style:name="P7" style:family="paragraph" style:parent-style-name="Standard">
      <loext:graphic-properties draw:fill="solid" draw:fill-color="#eeeeee" draw:opacity="100%"/>
      <style:paragraph-properties fo:margin-left="0in" fo:margin-right="0in" fo:line-height="115%" fo:text-indent="0.1in" style:auto-text-indent="false" fo:background-color="#eeeeee"/>
      <style:text-properties fo:color="#000000" loext:opacity="100%" style:font-name="Calibri" fo:font-size="11pt" fo:background-color="#eeeeee" style:font-size-asian="11pt" style:font-size-complex="11pt"/>
    </style:style>
    <style:style style:name="P8" style:family="paragraph" style:parent-style-name="Standard" style:master-page-name="">
      <loext:graphic-properties draw:fill="solid" draw:fill-color="#eeeeee" draw:opacity="100%"/>
      <style:paragraph-properties fo:margin-left="0in" fo:margin-right="0in" fo:line-height="115%" fo:text-indent="0.1in" style:auto-text-indent="false" style:page-number="auto" fo:background-color="#eeeeee"/>
      <style:text-properties fo:color="#000000" loext:opacity="100%" style:font-name="Calibri" fo:font-size="11pt" officeooo:rsid="00038fe6" officeooo:paragraph-rsid="00038fe6" fo:background-color="transparent" style:font-size-asian="11pt" style:font-size-complex="11pt"/>
    </style:style>
    <style:style style:name="P9" style:family="paragraph" style:parent-style-name="Standard">
      <loext:graphic-properties draw:fill="solid" draw:fill-color="#eeeeee" draw:opacity="100%"/>
      <style:paragraph-properties fo:margin-left="0in" fo:margin-right="0in" fo:line-height="115%" fo:text-indent="0.1in" style:auto-text-indent="false" fo:background-color="#eeeeee"/>
      <style:text-properties fo:color="#000000" loext:opacity="100%" style:font-name="Calibri" fo:font-size="11pt" fo:background-color="transparent" style:font-size-asian="11pt" style:font-size-complex="11pt"/>
    </style:style>
    <style:style style:name="P10" style:family="paragraph" style:parent-style-name="Standard">
      <style:text-properties fo:font-variant="normal" fo:text-transform="none" fo:color="#212121" loext:opacity="100%" style:font-name="Calibri" fo:font-size="12pt" fo:letter-spacing="normal" fo:font-style="normal" fo:font-weight="normal" officeooo:rsid="0010e40c" officeooo:paragraph-rsid="0010e40c" style:font-size-asian="12pt" style:font-size-complex="12pt"/>
    </style:style>
    <style:style style:name="P11" style:family="paragraph" style:parent-style-name="Standard">
      <style:text-properties fo:font-variant="normal" fo:text-transform="none" fo:color="#212121" loext:opacity="100%" style:font-name="Calibri" fo:font-size="12pt" fo:letter-spacing="normal" fo:font-style="normal" fo:font-weight="normal" officeooo:rsid="0010e40c" officeooo:paragraph-rsid="001344f0" style:font-size-asian="12pt" style:font-size-complex="12pt"/>
    </style:style>
    <style:style style:name="P12" style:family="paragraph" style:parent-style-name="Standard">
      <style:text-properties fo:font-variant="normal" fo:text-transform="none" fo:color="#212121" loext:opacity="100%" style:font-name="Calibri" fo:font-size="12pt" fo:letter-spacing="normal" fo:font-style="normal" fo:font-weight="normal" officeooo:rsid="0010e40c" officeooo:paragraph-rsid="0029888a" style:font-size-asian="12pt" style:font-size-complex="12pt"/>
    </style:style>
    <style:style style:name="P13" style:family="paragraph" style:parent-style-name="Standard">
      <style:text-properties fo:font-variant="normal" fo:text-transform="none" fo:color="#212121" loext:opacity="100%" style:font-name="Calibri" fo:font-size="12pt" fo:letter-spacing="normal" fo:font-style="normal" fo:font-weight="normal" officeooo:rsid="002778ff" officeooo:paragraph-rsid="002778ff" style:font-size-asian="12pt" style:font-size-complex="12pt"/>
    </style:style>
    <style:style style:name="P14" style:family="paragraph" style:parent-style-name="Standard" style:master-page-name="">
      <loext:graphic-properties draw:fill="solid" draw:fill-color="#eeeeee" draw:opacity="100%"/>
      <style:paragraph-properties fo:margin-left="0in" fo:margin-right="0in" fo:text-indent="0.1in" style:auto-text-indent="false" style:page-number="auto" fo:background-color="#eeeeee"/>
      <style:text-properties fo:font-variant="normal" fo:text-transform="none" fo:color="#212121" loext:opacity="100%" style:font-name="Calibri" fo:font-size="12pt" fo:letter-spacing="normal" fo:font-style="normal" fo:font-weight="normal" officeooo:rsid="00019ce5" officeooo:paragraph-rsid="00019ce5" style:font-size-asian="12pt" style:font-size-complex="12pt"/>
    </style:style>
    <style:style style:name="P15" style:family="paragraph" style:parent-style-name="Standard" style:master-page-name="">
      <loext:graphic-properties draw:fill="solid" draw:fill-color="#eeeeee" draw:opacity="100%"/>
      <style:paragraph-properties fo:margin-left="0in" fo:margin-right="0in" fo:text-indent="0.1in" style:auto-text-indent="false" style:page-number="auto" fo:background-color="#eeeeee"/>
      <style:text-properties fo:font-variant="normal" fo:text-transform="none" fo:color="#212121" loext:opacity="100%" style:font-name="Calibri" fo:font-size="12pt" fo:letter-spacing="normal" fo:font-style="normal" fo:font-weight="normal" officeooo:rsid="00019ce5" officeooo:paragraph-rsid="002ead03" style:font-size-asian="12pt" style:font-size-complex="12pt"/>
    </style:style>
    <style:style style:name="P16" style:family="paragraph" style:parent-style-name="Standard">
      <style:text-properties style:font-name="Calibri" fo:font-size="12pt" officeooo:rsid="0003541d" officeooo:paragraph-rsid="0003541d" style:font-size-asian="12pt" style:font-size-complex="12pt"/>
    </style:style>
    <style:style style:name="P17" style:family="paragraph" style:parent-style-name="Standard">
      <style:text-properties style:font-name="Calibri" fo:font-size="12pt" officeooo:rsid="00038fe6" officeooo:paragraph-rsid="00038fe6" style:font-size-asian="12pt" style:font-size-complex="12pt"/>
    </style:style>
    <style:style style:name="P18" style:family="paragraph" style:parent-style-name="Standard">
      <style:text-properties style:font-name="Calibri" fo:font-size="12pt" officeooo:rsid="0005e843" officeooo:paragraph-rsid="0006ad53" style:font-size-asian="12pt" style:font-size-complex="12pt"/>
    </style:style>
    <style:style style:name="P19" style:family="paragraph" style:parent-style-name="Standard">
      <style:text-properties style:font-name="Calibri" fo:font-size="12pt" officeooo:rsid="0005e843" officeooo:paragraph-rsid="0029888a" style:font-size-asian="12pt" style:font-size-complex="12pt"/>
    </style:style>
    <style:style style:name="P20" style:family="paragraph" style:parent-style-name="Standard">
      <style:text-properties style:font-name="Calibri" fo:font-size="12pt" officeooo:rsid="000a00ee" officeooo:paragraph-rsid="000a00ee" style:font-size-asian="12pt" style:font-size-complex="12pt"/>
    </style:style>
    <style:style style:name="P21" style:family="paragraph" style:parent-style-name="Standard">
      <style:text-properties style:font-name="Calibri" fo:font-size="12pt" officeooo:rsid="000026ab" officeooo:paragraph-rsid="000026ab" style:font-size-asian="12pt" style:font-size-complex="12pt"/>
    </style:style>
    <style:style style:name="P22" style:family="paragraph" style:parent-style-name="Standard">
      <style:text-properties style:font-name="Calibri" fo:font-size="12pt" officeooo:rsid="000f3dcf" officeooo:paragraph-rsid="000f3dcf" style:font-size-asian="12pt" style:font-size-complex="12pt"/>
    </style:style>
    <style:style style:name="P23" style:family="paragraph" style:parent-style-name="Standard">
      <style:text-properties style:font-name="Calibri" fo:font-size="12pt" officeooo:rsid="000f3dcf" officeooo:paragraph-rsid="002ead03" style:font-size-asian="12pt" style:font-size-complex="12pt"/>
    </style:style>
    <style:style style:name="P24" style:family="paragraph" style:parent-style-name="Standard">
      <style:text-properties style:font-name="Calibri" fo:font-size="12pt" officeooo:rsid="0019e912" officeooo:paragraph-rsid="0019e912" style:font-size-asian="12pt" style:font-size-complex="12pt"/>
    </style:style>
    <style:style style:name="P25" style:family="paragraph" style:parent-style-name="Standard">
      <style:text-properties style:font-name="Calibri" fo:font-size="12pt" officeooo:rsid="00084adf" officeooo:paragraph-rsid="00084adf" style:font-size-asian="12pt" style:font-size-complex="12pt"/>
    </style:style>
    <style:style style:name="P26" style:family="paragraph" style:parent-style-name="Standard">
      <style:text-properties style:font-name="Calibri" fo:font-size="12pt" officeooo:rsid="002778ff" officeooo:paragraph-rsid="002778ff" style:font-size-asian="12pt" style:font-size-complex="12pt"/>
    </style:style>
    <style:style style:name="P27" style:family="paragraph" style:parent-style-name="Standard">
      <style:text-properties style:font-name="Calibri" fo:font-size="12pt" officeooo:rsid="0006ad53" officeooo:paragraph-rsid="0029888a" style:font-size-asian="12pt" style:font-size-complex="12pt"/>
    </style:style>
    <style:style style:name="P28" style:family="paragraph" style:parent-style-name="Standard">
      <style:text-properties style:font-name="Calibri" fo:font-size="12pt" officeooo:rsid="00019ce5" officeooo:paragraph-rsid="0029888a" style:font-size-asian="12pt" style:font-size-complex="12pt"/>
    </style:style>
    <style:style style:name="P29" style:family="paragraph" style:parent-style-name="Standard">
      <style:text-properties style:font-name="Calibri" fo:font-size="12pt" officeooo:rsid="002d9be0" officeooo:paragraph-rsid="002d9be0" style:font-size-asian="12pt" style:font-size-complex="12pt"/>
    </style:style>
    <style:style style:name="P30" style:family="paragraph" style:parent-style-name="Standard">
      <style:text-properties style:font-name="Calibri" fo:font-size="12pt" officeooo:rsid="002fedba" officeooo:paragraph-rsid="002fedba" style:font-size-asian="12pt" style:font-size-complex="12pt"/>
    </style:style>
    <style:style style:name="P31" style:family="paragraph" style:parent-style-name="Standard">
      <style:text-properties style:font-name="Calibri" fo:font-size="12pt" officeooo:rsid="0031580c" officeooo:paragraph-rsid="0031580c" style:font-size-asian="12pt" style:font-size-complex="12pt"/>
    </style:style>
    <style:style style:name="P32" style:family="paragraph" style:parent-style-name="Standard">
      <style:text-properties style:font-name="Calibri" fo:font-size="12pt" fo:font-weight="bold" officeooo:rsid="00019ce5" officeooo:paragraph-rsid="0029888a" style:font-size-asian="12pt" style:font-weight-asian="bold" style:font-size-complex="12pt" style:font-weight-complex="bold"/>
    </style:style>
    <style:style style:name="P33" style:family="paragraph" style:parent-style-name="Standard">
      <style:text-properties style:font-name="Calibri" fo:font-size="12pt" fo:font-weight="bold" officeooo:rsid="000a00ee" officeooo:paragraph-rsid="0029888a" style:font-size-asian="12pt" style:font-weight-asian="bold" style:font-size-complex="12pt" style:font-weight-complex="bold"/>
    </style:style>
    <style:style style:name="P34" style:family="paragraph" style:parent-style-name="Standard">
      <style:text-properties officeooo:rsid="0010e40c" officeooo:paragraph-rsid="0010e40c"/>
    </style:style>
    <style:style style:name="P35" style:family="paragraph" style:parent-style-name="Standard">
      <style:text-properties officeooo:rsid="0010e40c" officeooo:paragraph-rsid="00124671"/>
    </style:style>
    <style:style style:name="P36" style:family="paragraph" style:parent-style-name="Standard">
      <style:text-properties officeooo:rsid="0010e40c" officeooo:paragraph-rsid="002778ff"/>
    </style:style>
    <style:style style:name="P37" style:family="paragraph" style:parent-style-name="Standard">
      <style:text-properties officeooo:rsid="0010e40c" officeooo:paragraph-rsid="0029888a"/>
    </style:style>
    <style:style style:name="P38" style:family="paragraph" style:parent-style-name="Standard" style:master-page-name="">
      <loext:graphic-properties draw:fill="solid" draw:fill-color="#eeeeee" draw:opacity="100%"/>
      <style:paragraph-properties fo:margin-left="0in" fo:margin-right="0in" fo:text-indent="0.1in" style:auto-text-indent="false" style:page-number="auto" fo:background-color="#eeeeee"/>
      <style:text-properties officeooo:rsid="0010e40c" officeooo:paragraph-rsid="00151a0d"/>
    </style:style>
    <style:style style:name="P39" style:family="paragraph" style:parent-style-name="Standard" style:master-page-name="">
      <loext:graphic-properties draw:fill="solid" draw:fill-color="#eeeeee" draw:opacity="100%"/>
      <style:paragraph-properties fo:margin-left="0in" fo:margin-right="0in" fo:line-height="115%" fo:text-indent="0.1in" style:auto-text-indent="false" style:page-number="auto" fo:background-color="#eeeeee"/>
      <style:text-properties officeooo:rsid="0010e40c" officeooo:paragraph-rsid="002778ff"/>
    </style:style>
    <style:style style:name="P40" style:family="paragraph" style:parent-style-name="Standard">
      <style:text-properties officeooo:rsid="00084adf" officeooo:paragraph-rsid="002311cb"/>
    </style:style>
    <style:style style:name="P41" style:family="paragraph" style:parent-style-name="Standard">
      <style:text-properties officeooo:paragraph-rsid="002778ff"/>
    </style:style>
    <style:style style:name="P42" style:family="paragraph" style:parent-style-name="Standard">
      <style:text-properties officeooo:paragraph-rsid="0029888a"/>
    </style:style>
    <style:style style:name="P43" style:family="paragraph" style:parent-style-name="Standard" style:master-page-name="">
      <loext:graphic-properties draw:fill="solid" draw:fill-color="#eeeeee" draw:opacity="100%"/>
      <style:paragraph-properties fo:margin-left="0in" fo:margin-right="0in" fo:text-indent="0.1in" style:auto-text-indent="false" style:page-number="auto" fo:background-color="#eeeeee"/>
      <style:text-properties officeooo:rsid="0005e843" officeooo:paragraph-rsid="002311cb"/>
    </style:style>
    <style:style style:name="P44" style:family="paragraph" style:parent-style-name="Standard" style:master-page-name="">
      <loext:graphic-properties draw:fill="solid" draw:fill-color="#eeeeee" draw:opacity="100%"/>
      <style:paragraph-properties fo:margin-left="0in" fo:margin-right="0in" fo:text-indent="0.1in" style:auto-text-indent="false" style:page-number="auto" fo:background-color="#eeeeee"/>
      <style:text-properties officeooo:paragraph-rsid="000a00ee"/>
    </style:style>
    <style:style style:name="T1" style:family="text">
      <style:text-properties fo:color="#a31515" loext:opacity="100%"/>
    </style:style>
    <style:style style:name="T2" style:family="text">
      <style:text-properties fo:color="#0451a5" loext:opacity="100%"/>
    </style:style>
    <style:style style:name="T3" style:family="text">
      <style:text-properties fo:color="#098658" loext:opacity="100%"/>
    </style:style>
    <style:style style:name="T4" style:family="text">
      <style:text-properties fo:font-variant="normal" fo:text-transform="none" fo:color="#212121" loext:opacity="100%" style:font-name="Calibri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212121" loext:opacity="100%" style:font-name="Calibri" fo:font-size="12pt" fo:letter-spacing="normal" fo:font-style="normal" fo:font-weight="normal" officeooo:rsid="00019ce5" style:font-size-asian="12pt" style:font-size-complex="12pt"/>
    </style:style>
    <style:style style:name="T6" style:family="text">
      <style:text-properties fo:font-variant="normal" fo:text-transform="none" fo:color="#212121" loext:opacity="100%" style:font-name="Calibri" fo:font-size="12pt" fo:letter-spacing="normal" fo:font-style="normal" fo:font-weight="normal" officeooo:rsid="0010e40c" style:font-size-asian="12pt" style:font-size-complex="12pt"/>
    </style:style>
    <style:style style:name="T7" style:family="text">
      <style:text-properties fo:font-variant="normal" fo:text-transform="none" fo:color="#212121" loext:opacity="100%" style:font-name="Calibri" fo:font-size="12pt" fo:letter-spacing="normal" fo:font-style="normal" fo:font-weight="normal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212121" loext:opacity="100%" style:font-name="Calibri" fo:font-size="12pt" fo:letter-spacing="normal" fo:font-style="normal" fo:font-weight="normal" officeooo:rsid="000b6c43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212121" loext:opacity="100%" style:font-name="Calibri" fo:font-size="12pt" fo:letter-spacing="normal" fo:font-style="normal" fo:font-weight="normal" officeooo:rsid="00019ce5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212121" loext:opacity="100%" style:font-name="Calibri" fo:font-size="12pt" fo:letter-spacing="normal" fo:font-style="normal" fo:font-weight="normal" officeooo:rsid="0006ad53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fo:color="#212121" loext:opacity="100%" style:font-name="Calibri" fo:font-size="12pt" fo:letter-spacing="normal" fo:font-style="normal" fo:font-weight="normal" officeooo:rsid="002311cb" fo:background-color="transparent" loext:char-shading-value="0" style:font-size-asian="12pt" style:font-size-complex="12pt"/>
    </style:style>
    <style:style style:name="T12" style:family="text">
      <style:text-properties fo:font-variant="normal" fo:text-transform="none" fo:color="#212121" loext:opacity="100%" style:font-name="Calibri" fo:font-size="12pt" fo:letter-spacing="normal" fo:font-style="normal" fo:font-weight="bold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212121" loext:opacity="100%" style:font-name="Calibri" fo:font-size="12pt" fo:letter-spacing="normal" fo:font-style="normal" fo:font-weight="bold" officeooo:rsid="001344f0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212121" loext:opacity="100%" style:font-name="Calibri" fo:font-size="12pt" fo:letter-spacing="normal" fo:font-style="normal" fo:font-weight="bold" officeooo:rsid="00180515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212121" loext:opacity="100%" style:font-name="Calibri" fo:font-size="12pt" fo:letter-spacing="normal" fo:font-style="normal" fo:font-weight="bold" officeooo:rsid="0010e40c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212121" loext:opacity="100%" style:font-name="Calibri" fo:font-size="12pt" fo:letter-spacing="normal" fo:font-style="normal" fo:font-weight="bold" officeooo:rsid="002778ff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212121" loext:opacity="100%" style:font-name="Calibri" fo:font-size="12pt" fo:letter-spacing="normal" fo:font-style="normal" fo:font-weight="bold" fo:background-color="#ffffff" loext:char-shading-value="0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fo:color="#212121" loext:opacity="100%" style:font-name="Calibri" fo:font-size="12pt" fo:letter-spacing="normal" fo:font-style="normal" fo:font-weight="bold" officeooo:rsid="002778ff" fo:background-color="#ffffff" loext:char-shading-value="0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color="#212121" loext:opacity="100%" style:font-name="Calibri" fo:font-size="12pt" fo:letter-spacing="normal" fo:font-style="normal" style:text-underline-style="none" fo:font-weight="normal" fo:background-color="transparent" loext:char-shading-value="0" style:font-size-asian="12pt" style:font-size-complex="12pt"/>
    </style:style>
    <style:style style:name="T20" style:family="text">
      <style:text-properties fo:font-variant="normal" fo:text-transform="none" fo:color="#212121" loext:opacity="100%" style:font-name="Calibri" fo:font-size="12pt" fo:letter-spacing="normal" fo:font-style="normal" style:text-underline-style="none" fo:font-weight="normal" officeooo:rsid="00019ce5" fo:background-color="transparent" loext:char-shading-value="0" style:font-size-asian="12pt" style:font-size-complex="12pt"/>
    </style:style>
    <style:style style:name="T21" style:family="text">
      <style:text-properties fo:font-variant="normal" fo:text-transform="none" fo:color="#212121" loext:opacity="100%" style:font-name="Calibri" fo:letter-spacing="normal" fo:font-style="normal" fo:font-weight="normal" fo:background-color="transparent" loext:char-shading-value="0"/>
    </style:style>
    <style:style style:name="T22" style:family="text">
      <style:text-properties fo:font-variant="normal" fo:text-transform="none" fo:color="#212121" loext:opacity="100%" style:font-name="Calibri" fo:letter-spacing="normal" fo:font-style="normal" fo:font-weight="normal" officeooo:rsid="00019ce5" fo:background-color="transparent" loext:char-shading-value="0"/>
    </style:style>
    <style:style style:name="T23" style:family="text">
      <style:text-properties fo:font-variant="normal" fo:text-transform="none" fo:color="#212121" loext:opacity="100%" style:font-name="Calibri" fo:letter-spacing="normal" fo:font-style="normal" fo:font-weight="normal" officeooo:rsid="002778ff" fo:background-color="transparent" loext:char-shading-value="0"/>
    </style:style>
    <style:style style:name="T24" style:family="text">
      <style:text-properties fo:font-variant="normal" fo:text-transform="none" fo:color="#212121" loext:opacity="100%" fo:letter-spacing="normal" fo:font-style="normal" fo:font-weight="normal" officeooo:rsid="00019ce5"/>
    </style:style>
    <style:style style:name="T25" style:family="text">
      <style:text-properties fo:font-variant="normal" fo:text-transform="none" fo:color="#212121" loext:opacity="100%" style:font-name="Inter" fo:font-size="9pt" fo:letter-spacing="normal" fo:font-style="normal" fo:font-weight="normal" officeooo:rsid="00019ce5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06ad53" style:font-weight-asian="bold" style:font-weight-complex="bold"/>
    </style:style>
    <style:style style:name="T28" style:family="text">
      <style:text-properties fo:font-weight="bold" officeooo:rsid="002311cb" style:font-weight-asian="bold" style:font-weight-complex="bold"/>
    </style:style>
    <style:style style:name="T29" style:family="text">
      <style:text-properties fo:font-weight="bold" officeooo:rsid="002ead03" style:font-weight-asian="bold" style:font-weight-complex="bold"/>
    </style:style>
    <style:style style:name="T30" style:family="text">
      <style:text-properties fo:font-weight="bold" officeooo:rsid="002ee2c9" style:font-weight-asian="bold" style:font-weight-complex="bold"/>
    </style:style>
    <style:style style:name="T31" style:family="text">
      <style:text-properties style:font-name="Calibri" fo:font-size="12pt" style:font-size-asian="12pt" style:font-size-complex="12pt"/>
    </style:style>
    <style:style style:name="T32" style:family="text">
      <style:text-properties style:font-name="Calibri" fo:font-size="12pt" officeooo:rsid="000a00ee" fo:background-color="transparent" loext:char-shading-value="0" style:font-size-asian="12pt" style:font-size-complex="12pt"/>
    </style:style>
    <style:style style:name="T33" style:family="text">
      <style:text-properties style:font-name="Calibri" fo:background-color="transparent" loext:char-shading-value="0"/>
    </style:style>
    <style:style style:name="T34" style:family="text">
      <style:text-properties officeooo:rsid="000f3dcf"/>
    </style:style>
    <style:style style:name="T35" style:family="text">
      <style:text-properties officeooo:rsid="002b0643"/>
    </style:style>
    <style:style style:name="T36" style:family="text">
      <style:text-properties fo:background-color="transparent" loext:char-shading-value="0"/>
    </style:style>
    <style:style style:name="T37" style:family="text">
      <style:text-properties officeooo:rsid="002d9be0"/>
    </style:style>
    <style:style style:name="T38" style:family="text">
      <style:text-properties officeooo:rsid="002ee2c9"/>
    </style:style>
    <style:style style:name="T39" style:family="text">
      <style:text-properties officeooo:rsid="00328a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Menu Creation API-list</text:p>
      <text:p text:style-name="P29">i) <text:line-break/><text:span text:style-name="T26">Get all dish </text:span><text:span text:style-name="T30">with pagination</text:span></text:p>
      <text:p text:style-name="P23">Method: <text:span text:style-name="T29">GET</text:span></text:p>
      <text:p text:style-name="P15"><text:span text:style-name="T34">url: </text:span><text:span text:style-name="T36">http://100059.pythonanywhere.com/api/population/?page=</text:span></text:p>
      <text:p text:style-name="P30">Ex:<text:line-break/>url: http://100059.pythonanywhere.com/api/population/?page=1</text:p>
      <text:p text:style-name="P29"/>
      <text:p text:style-name="P31">N.B: Each page contains 10 number of dish</text:p>
      <text:p text:style-name="P29"/>
      <text:p text:style-name="P29"/>
      <text:p text:style-name="P28"/>
      <text:p text:style-name="P28"><text:span text:style-name="T35">i</text:span><text:span text:style-name="T37">i</text:span>)</text:p>
      <text:p text:style-name="P32">Create new dish</text:p>
      <text:p text:style-name="P22">Method: <text:span text:style-name="T26">POST</text:span></text:p>
      <text:p text:style-name="P14"><text:span text:style-name="T34">url: </text:span><text:span text:style-name="T36">http://100059.pythonanywhere.com/api/post_population/</text:span></text:p>
      <text:p text:style-name="P16">Input: </text:p>
      <text:p text:style-name="P6">{</text:p>
      <text:p text:style-name="P7"><text:span text:style-name="T1"><text:tab/>"dish_code"</text:span>: <text:span text:style-name="T2">"mnkol6590ijk"</text:span>,</text:p>
      <text:p text:style-name="P7"><text:span text:style-name="T1"><text:tab/>"org_id"</text:span>: <text:span text:style-name="T2">"A103"</text:span>,</text:p>
      <text:p text:style-name="P7"><text:span text:style-name="T1"><text:tab/>"dish_name"</text:span>: <text:span text:style-name="T2">"Fruit juice"</text:span>,</text:p>
      <text:p text:style-name="P7"><text:span text:style-name="T1"><text:tab/>"image_url"</text:span>: <text:span text:style-name="T2">"http://dowellfileuploader.uxlivinglab.online/digitalQueue/1692720501334116.jpg"</text:span>,</text:p>
      <text:p text:style-name="P7"><text:span text:style-name="T1"><text:tab/>"dish_price"</text:span>: <text:span text:style-name="T3">8</text:span>,</text:p>
      <text:p text:style-name="P7"><text:span text:style-name="T1"><text:tab/>"dish_type"</text:span>: <text:span text:style-name="T2">"All Time"</text:span>,</text:p>
      <text:p text:style-name="P7"><text:span text:style-name="T1"><text:tab/>"dish_specs"</text:span>: <text:span text:style-name="T2">"{sugar,apple,coconut}"</text:span>,</text:p>
      <text:p text:style-name="P7"><text:span text:style-name="T1"><text:tab/>"quantity_available"</text:span>: <text:span text:style-name="T3">10</text:span></text:p>
      <text:p text:style-name="P7">}</text:p>
      <text:p text:style-name="P1"/>
      <text:p text:style-name="P17">Output:</text:p>
      <text:p text:style-name="P8">{</text:p>
      <text:p text:style-name="P9"><text:span text:style-name="T1"><text:tab/>"_id"</text:span>: <text:span text:style-name="T2">"6527b45b843b958b78ab71a1"</text:span>,</text:p>
      <text:p text:style-name="P9"><text:span text:style-name="T1"><text:tab/>"eventId"</text:span>: <text:span text:style-name="T2">"FB101000000001697100890#448929"</text:span>,</text:p>
      <text:p text:style-name="P9"><text:span text:style-name="T1"><text:tab/>"dish_code"</text:span>: <text:span text:style-name="T2">"mnkol6590ijk"</text:span>,</text:p>
      <text:p text:style-name="P9"><text:span text:style-name="T1"><text:tab/>"org_id"</text:span>: <text:span text:style-name="T2">"A103"</text:span>,</text:p>
      <text:p text:style-name="P9"><text:span text:style-name="T1"><text:tab/>"dish_name"</text:span>: <text:span text:style-name="T2">"Fruit juice"</text:span>,</text:p>
      <text:p text:style-name="P9"><text:span text:style-name="T1"><text:tab/>"product_image"</text:span>: <text:span text:style-name="T2">"http://dowellfileuploader.uxlivinglab.online/digitalQueue/1692720501334116.jpg"</text:span>,</text:p>
      <text:p text:style-name="P9"><text:span text:style-name="T1"><text:tab/>"dish_qrcode"</text:span>: <text:span text:style-name="T2">""</text:span>,</text:p>
      <text:p text:style-name="P9"><text:span text:style-name="T1"><text:tab/>"delivery_time"</text:span>: <text:span text:style-name="T2">"12:10:2023,08:54:45"</text:span>,</text:p>
      <text:p text:style-name="P9"><text:span text:style-name="T1"><text:tab/>"dish_price"</text:span>: <text:span text:style-name="T3">8</text:span>,</text:p>
      <text:p text:style-name="P9"><text:span text:style-name="T1"><text:tab/>"dish_type"</text:span>: <text:span text:style-name="T2">"All Time"</text:span>,</text:p>
      <text:p text:style-name="P9"><text:span text:style-name="T1"><text:tab/>"dish_specs"</text:span>: <text:span text:style-name="T2">"{sugar,apple,coconut}"</text:span>,</text:p>
      <text:p text:style-name="P9"><text:span text:style-name="T1"><text:tab/>"quantity_available"</text:span>: <text:span text:style-name="T3">10</text:span></text:p>
      <text:p text:style-name="P9">}</text:p>
      <text:p text:style-name="P17"><text:soft-page-break/></text:p>
      <text:p text:style-name="P19">ii<text:span text:style-name="T39">i</text:span>)</text:p>
      <text:p text:style-name="P19"><text:span text:style-name="T27">get event_Id wise </text:span><text:span text:style-name="T28">single </text:span><text:span text:style-name="T27">dish.</text:span></text:p>
      <text:p text:style-name="P20">Method : <text:span text:style-name="T26">GET</text:span></text:p>
      <text:p text:style-name="P43"><text:span text:style-name="T8">url: </text:span><text:a xlink:type="simple" xlink:href="http://100059.pythonanywhere.com/api/population/eventid/" text:style-name="Internet_20_link" text:visited-style-name="Visited_20_Internet_20_Link"><text:span text:style-name="T9">http://100059.pythonanywhere.com/</text:span></text:a><text:span text:style-name="T10">api/population/eventid/? eventid</text:span><text:span text:style-name="T11">=</text:span></text:p>
      <text:p text:style-name="P25">Example: </text:p>
      <text:p text:style-name="P40"><text:span text:style-name="T31"><text:tab/></text:span><text:a xlink:type="simple" xlink:href="http://100059.pythonanywhere.com/api/population/FB1010000000000000000000003004/" text:style-name="Internet_20_link" text:visited-style-name="Visited_20_Internet_20_Link">http://100059.pythonanywhere.com/</text:a><text:span text:style-name="T5">api/population/eventid/?eventid=FB10100000001697126322%235043473</text:span></text:p>
      <text:p text:style-name="P25"/>
      <text:p text:style-name="P18"/>
      <text:p text:style-name="P27">i<text:span text:style-name="T39">v</text:span>)</text:p>
      <text:p text:style-name="P33">Same type Dish list</text:p>
      <text:p text:style-name="P20">Method: <text:span text:style-name="T26">GET</text:span></text:p>
      <text:p text:style-name="P44"><text:span text:style-name="T32">url: </text:span><text:a xlink:type="simple" xlink:href="http://100059.pythonanywhere.com/api/population/type/?dish_type=lunch" text:style-name="Internet_20_link" text:visited-style-name="Visited_20_Internet_20_Link"><text:span text:style-name="T20">http://100059.pythonanywhere.com/</text:span><text:span text:style-name="T19">api/population/type/?dish_type=lunch</text:span></text:a></text:p>
      <text:p text:style-name="P11"/>
      <text:p text:style-name="P12">v)</text:p>
      <text:p text:style-name="P42"><text:span text:style-name="T6"><text:s/>Title: </text:span><text:span text:style-name="T17">Retrieve Dish list by dish code</text:span><text:span text:style-name="T15"> </text:span><text:span text:style-name="T6"><text:s/></text:span></text:p>
      <text:p text:style-name="P34"><text:span text:style-name="T4">Method: </text:span><text:span text:style-name="T13">GET</text:span></text:p>
      <text:p text:style-name="P38"><text:span text:style-name="T7">Url: </text:span><text:a xlink:type="simple" xlink:href="http://100059.pythonanywhere.com/api/population/type/?dish_type=lunch" text:style-name="Internet_20_link" text:visited-style-name="Visited_20_Internet_20_Link"><text:span text:style-name="T33">http://100059.pythonanywhere.com/</text:span></text:a><text:span text:style-name="T9">api/population/dish_code/?dish_code=fj75f</text:span></text:p>
      <text:p text:style-name="P10"/>
      <text:p text:style-name="P12">v<text:span text:style-name="T39">i</text:span>)</text:p>
      <text:p text:style-name="P37"><text:span text:style-name="T4">Title: </text:span><text:span text:style-name="T12">Retrieve id wise dish</text:span></text:p>
      <text:p text:style-name="P35"><text:span text:style-name="T4">Method: </text:span><text:span text:style-name="T14">GET</text:span></text:p>
      <text:p text:style-name="P38"><text:span text:style-name="T21">Url: </text:span><text:a xlink:type="simple" xlink:href="http://100059.pythonanywhere.com/api/population/type/?dish_type=lunch" text:style-name="Internet_20_link" text:visited-style-name="Visited_20_Internet_20_Link"><text:span text:style-name="T33">http://100059.pythonanywhere.com/</text:span></text:a><text:span text:style-name="T33">api/population/dish_id/?dish_id=</text:span></text:p>
      <text:p text:style-name="P24">Example:</text:p>
      <text:p text:style-name="P24"><text:tab/><text:a xlink:type="simple" xlink:href="http://100059.pythonanywhere.com/api/population/type/?dish_type=lunch" text:style-name="Internet_20_link" text:visited-style-name="Visited_20_Internet_20_Link"><text:span text:style-name="T24">http://100059.pythonanywhere.com/</text:span></text:a><text:span text:style-name="T25">api/population/dish_id/?dish_id=652817b2ebc992490c85eed4</text:span></text:p>
      <text:p text:style-name="P21"/>
      <text:p text:style-name="P13"/>
      <text:p text:style-name="P13">vi<text:span text:style-name="T39">i</text:span>) </text:p>
      <text:p text:style-name="P41"><text:span text:style-name="T6">Title: </text:span><text:span text:style-name="T18">Update dish info</text:span><text:span text:style-name="T15"> </text:span><text:span text:style-name="T6"><text:s/></text:span></text:p>
      <text:p text:style-name="P36"><text:span text:style-name="T4">Method: </text:span><text:span text:style-name="T16">PUT</text:span></text:p>
      <text:p text:style-name="P39"><text:span text:style-name="T21">Url: </text:span><text:a xlink:type="simple" xlink:href="http://100059.pythonanywhere.com/api/population/type/?dish_type=lunch" text:style-name="Internet_20_link" text:visited-style-name="Visited_20_Internet_20_Link"><text:span text:style-name="T33">http://100059.pythonanywhere.com/</text:span></text:a><text:span text:style-name="T22">api/update_population/</text:span><text:span text:style-name="T23">{dish_id}</text:span><text:span text:style-name="T22">/</text:span></text:p>
      <text:p text:style-name="P26">Required field:</text:p>
      <text:p text:style-name="P2">{</text:p>
      <text:p text:style-name="P3"><text:span text:style-name="T1"><text:tab/>"dish_name"</text:span>: <text:span text:style-name="T1">""</text:span>,</text:p>
      <text:p text:style-name="P3"><text:span text:style-name="T1"><text:tab/>"image_url"</text:span>: <text:span text:style-name="T1">""</text:span>,</text:p>
      <text:p text:style-name="P3"><text:span text:style-name="T1"><text:tab/>"dish_qrcode"</text:span>: <text:span text:style-name="T1">""</text:span>,</text:p>
      <text:p text:style-name="P3"><text:span text:style-name="T1"><text:tab/>"dish_price"</text:span>: ,</text:p>
      <text:p text:style-name="P3"><text:span text:style-name="T1"><text:tab/>"dish_type"</text:span>: <text:span text:style-name="T1">""</text:span>,</text:p>
      <text:p text:style-name="P3"><text:span text:style-name="T1"><text:tab/>"dish_specs"</text:span>: <text:span text:style-name="T1">""</text:span>,</text:p>
      <text:p text:style-name="P3"><text:span text:style-name="T1"><text:tab/>"quantity_available"</text:span>: </text:p>
      <text:p text:style-name="P3">}</text:p>
      <text:p text:style-name="P5"/>
      <text:p text:style-name="P4"/>
      <text:p text:style-name="P4"/>
      <text:p text:style-name="P4"><text:soft-page-break/></text:p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2T04:51:18.081568992</meta:creation-date>
    <dc:date>2023-10-19T13:20:38.388778136</dc:date>
    <meta:editing-duration>PT1H32M23S</meta:editing-duration>
    <meta:editing-cycles>42</meta:editing-cycles>
    <meta:generator>LibreOffice/7.5.7.1$Linux_X86_64 LibreOffice_project/50$Build-1</meta:generator>
    <meta:document-statistic meta:table-count="0" meta:image-count="0" meta:object-count="0" meta:page-count="3" meta:paragraph-count="70" meta:word-count="155" meta:character-count="1959" meta:non-whitespace-character-count="1835"/>
  </office:meta>
</office:document-meta>
</file>